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198in" fo:orphans="2" fo:widows="2"/>
    </style:style>
    <style:style style:name="P2" style:family="paragraph" style:parent-style-name="Text_20_body">
      <style:paragraph-properties fo:margin-left="0in" fo:margin-right="0in" style:line-height-at-least="0.198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000000" style:font-name="sans-serif" fo:font-size="18pt" fo:letter-spacing="normal" fo:font-style="normal" fo:font-weight="normal"/>
    </style:style>
    <style:style style:name="P5" style:family="paragraph" style:parent-style-name="Text_20_body" style:list-style-name="L1">
      <style:paragraph-properties style:line-height-at-least="0.198in" fo:orphans="2" fo:widows="2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6" style:family="paragraph" style:parent-style-name="Text_20_body" style:list-style-name="L3">
      <style:paragraph-properties style:line-height-at-least="0.198in" fo:orphans="2" fo:widows="2"/>
    </style:style>
    <style:style style:name="P7" style:family="paragraph" style:parent-style-name="Text_20_body">
      <style:paragraph-properties style:line-height-at-least="0.198in" fo:text-align="start" style:justify-single-word="false" fo:orphans="2" fo:widows="2"/>
    </style:style>
    <style:style style:name="P8" style:family="paragraph" style:parent-style-name="Text_20_body" style:list-style-name="L2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P9" style:family="paragraph" style:parent-style-name="Text_20_body">
      <style:paragraph-properties fo:margin-left="0in" fo:margin-right="0in" style:line-height-at-least="0.198in" fo:orphans="2" fo:widows="2" fo:text-indent="0in" style:auto-text-indent="false"/>
    </style:style>
    <style:style style:name="P10" style:family="paragraph" style:parent-style-name="Text_20_body" style:list-style-name="L2">
      <style:paragraph-properties fo:margin-top="0in" fo:margin-bottom="0in" style:line-height-at-least="0.198in" fo:orphans="2" fo:widows="2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firstHeading"/>Can Memorize Spells</text:h>
      <text:section text:style-name="Sect1" text:name="bodyContent">
        <text:p text:style-name="P1"/>
        <text:section text:style-name="Sect1" text:name="contentSub">
          <text:p text:style-name="P2">We call hook scripts named 'CanMemorizeSpells' in the following order:</text:p>
          <text:list xml:id="list32287022" text:style-name="L3">
            <text:list-item>
              <text:p text:style-name="P6">Scripts associated with the global special ability named 'Global_Memorize'.</text:p>
            </text:list-item>
            <text:list-item>
              <text:p text:style-name="P6">Scripts associated with the Class of the character</text:p>
            </text:list-item>
            <text:list-item>
              <text:p text:style-name="P6">Scripts associated with the particular character.</text:p>
            </text:list-item>
          </text:list>
          <text:p text:style-name="P7">Each script can return a string as its result. <text:s/>We start with a result of “YY” and each script can override the result by specifying a 'Y' or 'N' in either or both of the characters.</text:p>
          <text:p text:style-name="P2"/>
          <text:p text:style-name="P2">For example: <text:s/>We start with “YY”. <text:s/>The first script returns “” so the result is unchanged. <text:s/>The second script returns “N” so the first character of the result is changed to “N” and the value becomes “NY”. <text:s/>The third script returns “xN” so the result becomes “NN”. <text:s/>A fourth script returns “Yabce” so the result becomes “YN”. <text:s/>And, of course, a 'Y' means 'Yes' and 'N' means 'No'. <text:s/>So this particular result means that we should display “MEMORIZE” but the character should not actually memorize the spells when resting.</text:p>
          <text:p text:style-name="P2"/>
          <text:p text:style-name="P2"/>
        </text:section>
        <text:p text:style-name="P3">This is a 'Special Abilities Hook' which is called under two different circumstances:</text:p>
        <text:list xml:id="list32263919" text:style-name="L1">
          <text:list-item>
            <text:p text:style-name="P5">We are displaying the 'MAGIC' menu for a character and we want to know if we should display the “MEMORIZE” option. <text:s/>We examine the first character of the hook result,</text:p>
          </text:list-item>
          <text:list-item>
            <text:p text:style-name="P5">The party is resting and we want to determine if a character should be memorizing any selected spells. <text:s/>We examine the second character of the hook result.</text:p>
          </text:list-item>
        </text:list>
        <text:p text:style-name="P3"/>
        <text:p text:style-name="Heading">Context</text:p>
        <text:list xml:id="list32293702" text:style-name="L2">
          <text:list-item>
            <text:p text:style-name="P8">Character</text:p>
          </text:list-item>
          <text:list-item>
            <text:p text:style-name="P10">class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15T09:00:08.08</meta:creation-date>
    <meta:generator>OpenOffice.org/3.2$Win32 OpenOffice.org_project/320m18$Build-9502</meta:generator>
    <dc:date>2011-01-13T12:18:23.59</dc:date>
    <dc:creator>Paul Stevens</dc:creator>
    <meta:editing-duration>PT00H21M57S</meta:editing-duration>
    <meta:editing-cycles>5</meta:editing-cycles>
    <meta:document-statistic meta:table-count="0" meta:image-count="0" meta:object-count="0" meta:page-count="1" meta:paragraph-count="13" meta:word-count="252" meta:character-count="1402"/>
  </office:meta>
</office:document-meta>
</file>